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ont Awesome 6 Brands Regular" svg:font-family="'Font Awesome 6 Brands Regular'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opacity="0%" draw:textarea-horizontal-align="justify" draw:textarea-vertical-align="middle" draw:auto-grow-height="false" fo:min-height="0.886cm" fo:min-width="7.08cm" style:writing-mode="lr-tb" loext:decorative="false"/>
      <style:paragraph-properties style:writing-mode="lr-tb"/>
    </style:style>
    <style:style style:name="gr2" style:family="graphic" style:parent-style-name="standard">
      <style:graphic-properties draw:fill="gradient" draw:fill-gradient-name="Gradient_20_1930" draw:opacity="100%" draw:textarea-horizontal-align="justify" draw:textarea-vertical-align="middle" draw:auto-grow-height="false" fo:min-height="0.702cm" fo:min-width="0.452cm" loext:decorative="false"/>
    </style:style>
    <style:style style:name="gr3" style:family="graphic" style:parent-style-name="standard">
      <style:graphic-properties svg:stroke-color="#5983b0" draw:fill="gradient" draw:fill-gradient-name="Gradient_20_1948" draw:opacity="100%" draw:textarea-horizontal-align="justify" draw:textarea-vertical-align="middle" draw:auto-grow-height="false" fo:min-height="0.702cm" fo:min-width="0.452cm" loext:decorative="false"/>
    </style:style>
    <style:style style:name="gr4" style:family="graphic" style:parent-style-name="standard">
      <style:graphic-properties draw:fill="gradient" draw:fill-gradient-name="Gradient_20_1935" draw:opacity="100%" draw:textarea-horizontal-align="justify" draw:textarea-vertical-align="middle" draw:auto-grow-height="false" fo:min-height="0.702cm" fo:min-width="0.452cm" loext:decorative="false"/>
    </style:style>
    <style:style style:name="gr5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703cm" fo:min-width="2.04cm" loext:glow-radius="0cm" loext:decorative="false"/>
      <style:paragraph-properties style:writing-mode="lr-tb"/>
    </style:style>
    <style:style style:name="gr6" style:family="graphic" style:parent-style-name="standard" style:list-style-name="L1">
      <style:graphic-properties svg:stroke-opacity="0%" draw:opacity="0%" draw:textarea-horizontal-align="justify" draw:textarea-vertical-align="middle" draw:auto-grow-height="false" fo:min-height="1.972cm" fo:min-width="1.723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opacity="0%"/>
      <style:paragraph-properties fo:text-align="center" style:writing-mode="lr-tb"/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gradient" draw:fill-gradient-name="Gradient_20_1930" draw:opacity="100%"/>
      <style:paragraph-properties fo:text-align="center"/>
    </style:style>
    <style:style style:name="P4" style:family="paragraph">
      <loext:graphic-properties draw:fill="gradient" draw:fill-gradient-name="Gradient_20_1948" draw:opacity="100%"/>
      <style:paragraph-properties fo:text-align="center"/>
    </style:style>
    <style:style style:name="P5" style:family="paragraph">
      <loext:graphic-properties draw:fill="gradient" draw:fill-gradient-name="Gradient_20_1935" draw:opacity="100%"/>
      <style:paragraph-properties fo:text-align="center"/>
    </style:style>
    <style:style style:name="P6" style:family="paragraph">
      <style:paragraph-properties fo:text-align="center"/>
      <style:text-properties fo:color="#ffffff" loext:opacity="100%"/>
    </style:style>
    <style:style style:name="P7" style:family="paragraph">
      <loext:graphic-properties draw:fill-color="#ffffff" draw:opacity="0%"/>
      <style:paragraph-properties fo:text-align="center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8cm" svg:height="1.136cm" svg:x="-0.035cm" svg:y="12.69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.31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52cm" svg:height="0.952cm" svg:x="2.269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52cm" svg:height="0.952cm" svg:x="3.222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52cm" svg:height="0.952cm" svg:x="4.174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52cm" svg:height="0.952cm" svg:x="8.936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52cm" svg:height="0.952cm" svg:x="9.889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52cm" svg:height="0.952cm" svg:x="10.841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52cm" svg:height="0.952cm" svg:x="5.126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52cm" svg:height="0.952cm" svg:x="6.078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52cm" svg:height="0.952cm" svg:x="7.031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52cm" svg:height="0.952cm" svg:x="7.983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52cm" svg:height="0.952cm" svg:x="11.793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1.31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2.269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3.222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4.174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7.985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7.032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12.747cm" svg:y="1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13.699cm" svg:y="1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5.12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6.079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11.795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13.7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12.748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8.937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9.89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952cm" svg:height="0.952cm" svg:x="10.842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54cm" svg:height="0.953cm" svg:x="1.017cm" svg:y="1.635cm">
          <text:p text:style-name="P6"><text:span text:style-name="T2">L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0.953cm" svg:x="5.717cm" svg:y="1.635cm">
          <text:p text:style-name="P6"><text:span text:style-name="T2">L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0.953cm" svg:x="2.917cm" svg:y="2.635cm">
          <text:p text:style-name="P6"><text:span text:style-name="T2">L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223cm" svg:height="2.222cm" draw:transform="rotate (-1.5707963267949) translate (3.022cm 3.14cm)">
          <text:p text:style-name="P8"><text:span text:style-name="T3">.</text:span><text:span text:style-name="T3">.</text:span><text:span text:style-name="T3">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ont Awesome 6 Brands Regular" svg:font-family="'Font Awesome 6 Brands Regular'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930" draw:display-name="Gradient 1930" draw:style="linear" draw:start-color="#63a8f8" draw:end-color="#1a57a7" draw:start-intensity="100%" draw:end-intensity="100%" draw:angle="225deg" draw:border="0%">
      <loext:gradient-stop svg:offset="0" loext:color-type="rgb" loext:color-value="#63a8f8"/>
      <loext:gradient-stop svg:offset="1" loext:color-type="rgb" loext:color-value="#1a57a7"/>
    </draw:gradient>
    <draw:gradient draw:name="Gradient_20_1931" draw:display-name="Gradient 1931" draw:style="linear" draw:start-color="#ff3838" draw:end-color="#1a57a7" draw:start-intensity="100%" draw:end-intensity="100%" draw:angle="225deg" draw:border="0%">
      <loext:gradient-stop svg:offset="0" loext:color-type="rgb" loext:color-value="#ff3838"/>
      <loext:gradient-stop svg:offset="1" loext:color-type="rgb" loext:color-value="#1a57a7"/>
    </draw:gradient>
    <draw:gradient draw:name="Gradient_20_1935" draw:display-name="Gradient 1935" draw:style="linear" draw:start-color="#ffe994" draw:end-color="#ff860d" draw:start-intensity="100%" draw:end-intensity="100%" draw:angle="225deg" draw:border="0%">
      <loext:gradient-stop svg:offset="0" loext:color-type="rgb" loext:color-value="#ffe994"/>
      <loext:gradient-stop svg:offset="1" loext:color-type="rgb" loext:color-value="#ff860d"/>
    </draw:gradient>
    <draw:gradient draw:name="Gradient_20_1942" draw:display-name="Gradient 1942" draw:style="linear" draw:start-color="#3faf46" draw:end-color="#1c1c1c" draw:start-intensity="100%" draw:end-intensity="100%" draw:angle="225deg" draw:border="0%">
      <loext:gradient-stop svg:offset="0" loext:color-type="rgb" loext:color-value="#3faf46"/>
      <loext:gradient-stop svg:offset="1" loext:color-type="rgb" loext:color-value="#1c1c1c"/>
    </draw:gradient>
    <draw:gradient draw:name="Gradient_20_1944" draw:display-name="Gradient 1944" draw:style="linear" draw:start-color="#6b5e9b" draw:end-color="#1c1c1c" draw:start-intensity="100%" draw:end-intensity="100%" draw:angle="225deg" draw:border="0%">
      <loext:gradient-stop svg:offset="0" loext:color-type="rgb" loext:color-value="#6b5e9b"/>
      <loext:gradient-stop svg:offset="1" loext:color-type="rgb" loext:color-value="#1c1c1c"/>
    </draw:gradient>
    <draw:gradient draw:name="Gradient_20_1948" draw:display-name="Gradient 1948" draw:style="linear" draw:start-color="#168253" draw:end-color="#28471f" draw:start-intensity="100%" draw:end-intensity="100%" draw:angle="225deg" draw:border="0%">
      <loext:gradient-stop svg:offset="0" loext:color-type="rgb" loext:color-value="#168253"/>
      <loext:gradient-stop svg:offset="1" loext:color-type="rgb" loext:color-value="#28471f"/>
    </draw:gradient>
    <draw:gradient draw:name="Gradient_20_841" draw:display-name="Gradient 841" draw:style="linear" draw:start-color="#00796b" draw:end-color="#032d26" draw:start-intensity="100%" draw:end-intensity="100%" draw:angle="313deg" draw:border="0%">
      <loext:gradient-stop svg:offset="0" loext:color-type="rgb" loext:color-value="#00796b"/>
      <loext:gradient-stop svg:offset="1" loext:color-type="rgb" loext:color-value="#032d2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0:25:09.561832255</meta:creation-date>
    <meta:editing-duration>PT2H27M32S</meta:editing-duration>
    <meta:editing-cycles>8</meta:editing-cycles>
    <meta:generator>LibreOffice/24.2.7.2$Linux_X86_64 LibreOffice_project/420$Build-2</meta:generator>
    <dc:date>2025-06-09T12:10:06.418685080</dc:date>
    <meta:document-statistic meta:object-count="33"/>
  </office:meta>
</office:document-meta>
</file>